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TIXIntegralsUpSm" svg:font-family="STIXIntegralsUpS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ff0000" style:font-name="STIXIntegralsUpSm" fo:font-weight="bold" officeooo:rsid="00083aa3" officeooo:paragraph-rsid="00083aa3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color="#ff0000" style:font-name="STIXIntegralsUpSm" fo:font-weight="normal" officeooo:rsid="00083aa3" officeooo:paragraph-rsid="00083aa3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ff0000" fo:font-style="italic" fo:font-weight="bold" officeooo:rsid="0016efb7" officeooo:paragraph-rsid="0016efb7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fo:font-style="italic" fo:font-weight="normal" officeooo:rsid="0018e558" officeooo:paragraph-rsid="001f3f4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fo:font-style="italic" fo:font-weight="normal" officeooo:rsid="001b0e86" officeooo:paragraph-rsid="001b35a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fo:font-style="italic" fo:font-weight="normal" officeooo:rsid="001cf0f8" officeooo:paragraph-rsid="001cf0f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fo:font-style="italic" fo:font-weight="normal" officeooo:rsid="001f2fa1" officeooo:paragraph-rsid="001f2fa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fo:font-style="italic" fo:font-weight="normal" officeooo:rsid="001f3f42" officeooo:paragraph-rsid="001f3f42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tyle="italic" officeooo:rsid="0016efb7" officeooo:paragraph-rsid="00172a28" style:font-style-asian="italic" style:font-style-complex="italic"/>
    </style:style>
    <style:style style:name="P10" style:family="paragraph" style:parent-style-name="Standard">
      <style:paragraph-properties fo:line-height="115%" fo:text-align="justify" style:justify-single-word="false"/>
      <style:text-properties fo:font-style="italic" officeooo:rsid="0016efb7" officeooo:paragraph-rsid="0017641c" style:font-style-asian="italic" style:font-style-complex="italic"/>
    </style:style>
    <style:style style:name="P11" style:family="paragraph" style:parent-style-name="Standard">
      <style:paragraph-properties fo:line-height="115%" fo:text-align="justify" style:justify-single-word="false"/>
      <style:text-properties fo:font-style="italic" officeooo:rsid="0016efb7" officeooo:paragraph-rsid="00218de3" style:font-style-asian="italic" style:font-style-complex="italic"/>
    </style:style>
    <style:style style:name="P12" style:family="paragraph" style:parent-style-name="Standard">
      <style:paragraph-properties fo:line-height="115%" fo:text-align="justify" style:justify-single-word="false"/>
      <style:text-properties fo:font-style="italic" officeooo:rsid="0016efb7" officeooo:paragraph-rsid="00236dd4" style:font-style-asian="italic" style:font-style-complex="italic"/>
    </style:style>
    <style:style style:name="P13" style:family="paragraph" style:parent-style-name="Standard">
      <style:paragraph-properties fo:line-height="115%" fo:text-align="justify" style:justify-single-word="false"/>
      <style:text-properties fo:font-style="italic" officeooo:rsid="0017641c" officeooo:paragraph-rsid="0018e558" style:font-style-asian="italic" style:font-style-complex="italic"/>
    </style:style>
    <style:style style:name="P14" style:family="paragraph" style:parent-style-name="Standard">
      <style:paragraph-properties fo:line-height="115%" fo:text-align="justify" style:justify-single-word="false"/>
      <style:text-properties fo:font-style="italic" officeooo:rsid="0017641c" officeooo:paragraph-rsid="00218de3" style:font-style-asian="italic" style:font-style-complex="italic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weight="bold" officeooo:rsid="00083aa3" officeooo:paragraph-rsid="00083aa3" style:font-weight-asian="bold" style:font-weight-complex="bold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weight="bold" officeooo:rsid="0009854b" officeooo:paragraph-rsid="000a1a91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weight="normal" officeooo:rsid="0009854b" officeooo:paragraph-rsid="0009854b" style:font-weight-asian="normal" style:font-weight-complex="normal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italic" fo:font-weight="normal" officeooo:rsid="0009854b" officeooo:paragraph-rsid="0009854b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italic" fo:font-weight="normal" officeooo:rsid="000b62a9" officeooo:paragraph-rsid="000b62a9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italic" fo:font-weight="normal" officeooo:rsid="001435db" officeooo:paragraph-rsid="001435db" style:font-style-asian="italic" style:font-weight-asian="normal" style:font-style-complex="italic" style:font-weight-complex="normal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italic" fo:font-weight="normal" officeooo:rsid="000d50c8" officeooo:paragraph-rsid="000d50c8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normal" fo:font-weight="normal" officeooo:rsid="000b62a9" officeooo:paragraph-rsid="000b62a9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normal" fo:font-weight="normal" officeooo:rsid="000d50c8" officeooo:paragraph-rsid="000d50c8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normal" fo:font-weight="normal" officeooo:rsid="000f0024" officeooo:paragraph-rsid="000f002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16efb7" officeooo:paragraph-rsid="0016efb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18e558" officeooo:paragraph-rsid="0018e55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20fbae" officeooo:paragraph-rsid="0020fba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172a28" officeooo:paragraph-rsid="00172a2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17641c" officeooo:paragraph-rsid="0017641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color="#000000" style:font-name="STIXIntegralsUpSm" fo:font-style="normal" fo:font-weight="normal" officeooo:rsid="0017641c" officeooo:paragraph-rsid="00218de3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fo:color="#000000" style:font-name="STIXIntegralsUpSm" fo:font-style="normal" fo:font-weight="bold" officeooo:rsid="000d50c8" officeooo:paragraph-rsid="000d50c8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paragraph-properties fo:line-height="115%" fo:text-align="justify" style:justify-single-word="false"/>
      <style:text-properties fo:font-style="italic" officeooo:rsid="000f0024" officeooo:paragraph-rsid="000f0024" style:font-style-asian="italic" style:font-style-complex="italic"/>
    </style:style>
    <style:style style:name="P33" style:family="paragraph" style:parent-style-name="Standard">
      <style:paragraph-properties fo:line-height="115%" fo:text-align="justify" style:justify-single-word="false"/>
      <style:text-properties fo:color="#ff0000" style:font-name="STIXIntegralsUpSm" fo:font-style="normal" fo:font-weight="bold" officeooo:rsid="0017641c" officeooo:paragraph-rsid="0017641c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fo:color="#ff0000" style:font-name="STIXIntegralsUpSm" fo:font-style="normal" fo:font-weight="bold" officeooo:rsid="0017641c" officeooo:paragraph-rsid="0018e558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fo:color="#ff0000" style:font-name="STIXIntegralsUpSm" fo:font-style="normal" fo:font-weight="bold" officeooo:rsid="0017641c" officeooo:paragraph-rsid="00218de3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fo:color="#ff0000" style:font-name="STIXIntegralsUpSm" fo:font-style="normal" fo:font-weight="bold" officeooo:rsid="00172a28" officeooo:paragraph-rsid="00172a28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1a91" style:font-style-asian="italic" style:font-style-complex="italic"/>
    </style:style>
    <style:style style:name="T3" style:family="text">
      <style:text-properties fo:color="#000000" style:font-name="STIXIntegralsUpSm" fo:font-weight="normal" style:font-weight-asian="normal" style:font-weight-complex="normal"/>
    </style:style>
    <style:style style:name="T4" style:family="text">
      <style:text-properties fo:color="#000000" style:font-name="STIXIntegralsUpSm" fo:font-weight="normal" officeooo:rsid="0015c294" style:font-weight-asian="normal" style:font-weight-complex="normal"/>
    </style:style>
    <style:style style:name="T5" style:family="text">
      <style:text-properties fo:color="#000000" style:font-name="STIXIntegralsUpSm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STIXIntegralsUpSm" fo:font-style="normal" fo:font-weight="normal" officeooo:rsid="0015c294" style:font-style-asian="normal" style:font-weight-asian="normal" style:font-style-complex="normal" style:font-weight-complex="normal"/>
    </style:style>
    <style:style style:name="T7" style:family="text">
      <style:text-properties fo:color="#000000" style:font-name="STIXIntegralsUpSm" fo:font-style="normal" fo:font-weight="normal" officeooo:rsid="00172a28" style:font-style-asian="normal" style:font-weight-asian="normal" style:font-style-complex="normal" style:font-weight-complex="normal"/>
    </style:style>
    <style:style style:name="T8" style:family="text">
      <style:text-properties fo:color="#000000" style:font-name="STIXIntegralsUpSm" fo:font-style="normal" fo:font-weight="normal" officeooo:rsid="0017641c" style:font-style-asian="normal" style:font-weight-asian="normal" style:font-style-complex="normal" style:font-weight-complex="normal"/>
    </style:style>
    <style:style style:name="T9" style:family="text">
      <style:text-properties fo:color="#000000" style:font-name="STIXIntegralsUpSm" fo:font-style="normal" fo:font-weight="normal" officeooo:rsid="00218de3" style:font-style-asian="normal" style:font-weight-asian="normal" style:font-style-complex="normal" style:font-weight-complex="normal"/>
    </style:style>
    <style:style style:name="T10" style:family="text">
      <style:text-properties fo:color="#000000" style:font-name="STIXIntegralsUpSm" fo:font-style="normal" fo:font-weight="normal" officeooo:rsid="00236dd4" style:font-style-asian="normal" style:font-weight-asian="normal" style:font-style-complex="normal" style:font-weight-complex="normal"/>
    </style:style>
    <style:style style:name="T11" style:family="text">
      <style:text-properties style:font-name="STIXIntegralsUpSm" fo:font-style="normal" style:font-style-asian="normal" style:font-style-complex="normal"/>
    </style:style>
    <style:style style:name="T12" style:family="text">
      <style:text-properties style:font-name="STIXIntegralsUpSm" fo:font-style="normal" officeooo:rsid="0015c294" style:font-style-asian="normal" style:font-style-complex="normal"/>
    </style:style>
    <style:style style:name="T13" style:family="text">
      <style:text-properties style:font-name="STIXIntegralsUpSm" fo:font-style="normal" officeooo:rsid="0018e558" style:font-style-asian="normal" style:font-style-complex="normal"/>
    </style:style>
    <style:style style:name="T14" style:family="text">
      <style:text-properties style:font-name="STIXIntegralsUpSm" fo:font-style="normal" officeooo:rsid="001b35a2" style:font-style-asian="normal" style:font-style-complex="normal"/>
    </style:style>
    <style:style style:name="T15" style:family="text">
      <style:text-properties style:font-name="STIXIntegralsUpSm" fo:font-style="normal" officeooo:rsid="001f3f42" style:font-style-asian="normal" style:font-style-complex="normal"/>
    </style:style>
    <style:style style:name="T16" style:family="text">
      <style:text-properties style:font-name="STIXIntegralsUpSm" fo:font-style="normal" officeooo:rsid="0020fbae" style:font-style-asian="normal" style:font-style-complex="normal"/>
    </style:style>
    <style:style style:name="T17" style:family="text">
      <style:text-properties fo:color="#ff0000" style:font-name="STIXIntegralsUpSm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ff0000" style:font-name="STIXIntegralsUpSm" fo:font-style="normal" fo:font-weight="bold" officeooo:rsid="0018e558" style:font-style-asian="normal" style:font-weight-asian="bold" style:font-style-complex="normal" style:font-weight-complex="bold"/>
    </style:style>
    <style:style style:name="T19" style:family="text">
      <style:text-properties fo:color="#ff0000" style:font-name="STIXIntegralsUpSm" fo:font-style="normal" fo:font-weight="bold" officeooo:rsid="00218de3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e Analysis Process</text:p>
      <text:p text:style-name="P1">Step-by-Step Guide</text:p>
      <text:p text:style-name="P2"/>
      <text:list xml:id="list8759578603598703284" text:style-name="L1">
        <text:list-item>
          <text:p text:style-name="P15">Inputted file (file with .wav extension) must be turned into text file.</text:p>
          <text:list>
            <text:list-item>
              <text:p text:style-name="P17">Main.cpp file must be modified to address exact file.</text:p>
            </text:list-item>
            <text:list-item>
              <text:p text:style-name="P17">In the folder named “Read_Wav”, following command must be executed from the terminal:</text:p>
              <text:list>
                <text:list-item>
                  <text:list>
                    <text:list-header>
                      <text:p text:style-name="P18">g++ -std=c++11 -omain main.cpp AudioFile.cpp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"><text:span text:style-name="T1">EEMD process must be executed. </text:span><text:span text:style-name="T2">Ensemble empirical mode decomposition is basically a noise assisted EMD. It has been proposed to over some obstacles faced by EMD such as sensitivity to noise.</text:span></text:p>
          <text:list>
            <text:list-item>
              <text:p text:style-name="P22">Number of samples must be specified for each input file.</text:p>
            </text:list-item>
            <text:list-item>
              <text:p text:style-name="P22">Input signal’s location must be specified.</text:p>
            </text:list-item>
            <text:list-item>
              <text:p text:style-name="P22">Following command must be executed in the folder named “EEMD”, from the terminal:</text:p>
              <text:list>
                <text:list-item>
                  <text:list>
                    <text:list-header>
                      <text:p text:style-name="P19">make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1">After the EEMD successfully executed, obtained IMF must sent to the “Hilbert” function to get frequency’s from this IMF.</text:p>
          <text:list>
            <text:list-item>
              <text:p text:style-name="P23">Open the Octave</text:p>
            </text:list-item>
            <text:list-item>
              <text:p text:style-name="P23">Load the IMF file as array of doubles</text:p>
            </text:list-item>
            <text:list-item>
              <text:p text:style-name="P23">Execute following commands to obtain frequency values for each sample:</text:p>
              <text:list>
                <text:list-item>
                  <text:list>
                    <text:list-header>
                      <text:p text:style-name="P20">pkg load signal <text:tab/><text:tab/><text:tab/>%signal package</text:p>
                      <text:p text:style-name="P21">th <text:s text:c="2"/>= angle(hilbert(eemd_example_M_3));</text:p>
                      <text:p text:style-name="P21">Ts = 1/45600; <text:tab/><text:tab/><text:tab/>%Ts is the sampling period</text:p>
                      <text:p text:style-name="P21">d = diff(th)/Ts/(2*pi); <text:tab/><text:tab/>%d is the frequency array</text:p>
                    </text:list-header>
                  </text:list>
                </text:list-item>
              </text:list>
            </text:list-item>
            <text:list-item>
              <text:p text:style-name="P24">According to the literature, if the frequency of voice is between 8-12hz, then this person is considered as normal. On the other hand, if the hertz rate is between 12-17, then this person is considered as stressful. So the following commands give us the general inferences from the signal file:</text:p>
              <text:list>
                <text:list-item>
                  <text:list>
                    <text:list-header>
                      <text:p text:style-name="P32"><text:span text:style-name="T3">sum(d&gt;=8 &amp; d&lt;=12)<text:tab/><text:tab/>%</text:span><text:span text:style-name="T4">normal</text:span></text:p>
                      <text:p text:style-name="P32"><text:span text:style-name="T3">sum(d&gt;=12 &amp; d&lt;=17)<text:tab/><text:tab/></text:span><text:span text:style-name="T5">%</text:span><text:span text:style-name="T6">stressful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"><text:soft-page-break/><text:span text:style-name="T12">S</text:span><text:span text:style-name="T11">ample Numbers:</text:span></text:p>
      <text:p text:style-name="P33"><text:bookmark-start text:name="__DdeLink__68_462186297"/>Normal Sounds:<text:bookmark-end text:name="__DdeLink__68_462186297"/></text:p>
      <text:p text:style-name="P25">Normal_CHANGE1 = 45600</text:p>
      <text:p text:style-name="P25">Normal_DESTIN1 = 77280</text:p>
      <text:p text:style-name="P25">Normal_EAST1 = 60480</text:p>
      <text:p text:style-name="P25">Normal_EIGHT = 29760</text:p>
      <text:p text:style-name="P25">Normal_EIGHTY1 = 50400</text:p>
      <text:p text:style-name="P25">Normal_ENTER1 = 51360</text:p>
      <text:p text:style-name="P25">Normal_FIFTY1 = 39360</text:p>
      <text:p text:style-name="P25">Normal_FIX1 = 73440</text:p>
      <text:p text:style-name="P25"/>
      <text:p text:style-name="P13"><text:span text:style-name="T18">Stressful </text:span><text:span text:style-name="T17">Sounds:</text:span></text:p>
      <text:p text:style-name="P26">Stressed_CHANGE1 = 59017</text:p>
      <text:p text:style-name="P5"><text:span text:style-name="T13">Stressed_</text:span><text:span text:style-name="T14">DESTIN</text:span><text:span text:style-name="T13">1 </text:span><text:span text:style-name="T14">= </text:span><text:span text:style-name="T11">67066</text:span></text:p>
      <text:p text:style-name="P6"><text:span text:style-name="T13">Stressed_</text:span><text:span text:style-name="T11">EAST1 = 40925</text:span></text:p>
      <text:p text:style-name="P7"><text:span text:style-name="T13">Stressed_</text:span><text:span text:style-name="T11">EIGHT</text:span><text:span text:style-name="T13">1 </text:span><text:span text:style-name="T11">= 34222</text:span></text:p>
      <text:p text:style-name="P7"><text:span text:style-name="T13">Stressed_</text:span><text:span text:style-name="T11">EIGHTY</text:span><text:span text:style-name="T13">1 </text:span><text:span text:style-name="T11">= 32811</text:span></text:p>
      <text:p text:style-name="P8"><text:span text:style-name="T13">Stressed_</text:span><text:span text:style-name="T11">ENTER1 = 31752</text:span></text:p>
      <text:p text:style-name="P4"><text:span text:style-name="T11">Stressed_</text:span><text:span text:style-name="T15">FIFTY</text:span><text:span text:style-name="T11">1 </text:span><text:span text:style-name="T15">= </text:span><text:span text:style-name="T16">56333</text:span></text:p>
      <text:p text:style-name="P27">Stressed_FREEZE1 = 64381</text:p>
      <text:p text:style-name="P25"/>
      <text:p text:style-name="P36">Results:</text:p>
      <text:p text:style-name="P34">Expected Result is Normal</text:p>
      <text:p text:style-name="P13"><text:span text:style-name="T18">Practical Results</text:span><text:span text:style-name="T17">:</text:span></text:p>
      <text:p text:style-name="P9"><text:span text:style-name="T5">Normal_CHANGE1<text:tab/><text:tab/>→</text:span><text:span text:style-name="T7"><text:tab/><text:tab/>NORMAL</text:span></text:p>
      <text:p text:style-name="P28">Normal_DESTIN1<text:tab/><text:tab/><text:tab/>→<text:tab/><text:tab/>NORMAL</text:p>
      <text:p text:style-name="P10"><text:span text:style-name="T5">Normal_</text:span><text:span text:style-name="T8">EAST</text:span><text:span text:style-name="T5">1<text:tab/><text:tab/><text:tab/>→</text:span><text:span text:style-name="T8"><text:tab/><text:tab/>NORMAL</text:span></text:p>
      <text:p text:style-name="P10"><text:span text:style-name="T5">Normal_</text:span><text:span text:style-name="T8">EIGHT<text:tab/><text:tab/><text:tab/>→<text:tab/><text:tab/>NORMAL</text:span></text:p>
      <text:p text:style-name="P29">Normal_EIGHTY1<text:tab/><text:tab/><text:tab/>→<text:tab/><text:tab/>NORMAL</text:p>
      <text:p text:style-name="P10"><text:span text:style-name="T5">Normal_</text:span><text:span text:style-name="T8">ENTER</text:span><text:span text:style-name="T5">1<text:tab/><text:tab/><text:tab/>→</text:span><text:span text:style-name="T8"><text:tab/><text:tab/>NORMAL</text:span></text:p>
      <text:p text:style-name="P10"><text:span text:style-name="T5">Normal_</text:span><text:span text:style-name="T8">FIFTY</text:span><text:span text:style-name="T5">1<text:tab/><text:tab/><text:tab/>→</text:span><text:span text:style-name="T8"><text:tab/><text:tab/>NORMAL</text:span></text:p>
      <text:p text:style-name="P29">Normal_FIX1<text:tab/><text:tab/><text:tab/>→<text:tab/><text:tab/>NORMAL</text:p>
      <text:p text:style-name="P30"/>
      <text:p text:style-name="P35"/>
      <text:p text:style-name="P35"/>
      <text:p text:style-name="P14"><text:soft-page-break/><text:span text:style-name="T17">Expected Result is </text:span><text:span text:style-name="T19">Stressful</text:span></text:p>
      <text:p text:style-name="P14"><text:span text:style-name="T18">Practical Results</text:span><text:span text:style-name="T17">:</text:span></text:p>
      <text:p text:style-name="P11"><text:span text:style-name="T9">Stressed</text:span><text:span text:style-name="T5">_CHANGE1<text:tab/><text:tab/>→</text:span><text:span text:style-name="T7"><text:tab/><text:tab/>NORMAL</text:span></text:p>
      <text:p text:style-name="P11"><text:span text:style-name="T9">Stressed</text:span><text:span text:style-name="T5">_</text:span><text:span text:style-name="T10">DESTIN</text:span><text:span text:style-name="T5">1<text:tab/><text:tab/>→</text:span><text:span text:style-name="T7"><text:tab/><text:tab/>NORMAL</text:span></text:p>
      <text:p text:style-name="P12"><text:span text:style-name="T9">Stressed</text:span><text:span text:style-name="T7">_</text:span><text:span text:style-name="T10">EAST</text:span><text:span text:style-name="T7">1<text:tab/><text:tab/><text:tab/>→<text:tab/><text:tab/>NORMAL</text:span></text:p>
      <text:p text:style-name="P12"><text:span text:style-name="T9">Stressed</text:span><text:span text:style-name="T7">_</text:span><text:span text:style-name="T10">EIGHT</text:span><text:span text:style-name="T7">1<text:tab/><text:tab/><text:tab/>→<text:tab/><text:tab/>NORMAL</text:span></text:p>
      <text:p text:style-name="P12"><text:span text:style-name="T9">Stressed</text:span><text:span text:style-name="T7">_</text:span><text:span text:style-name="T10">EIGHTY</text:span><text:span text:style-name="T7">1<text:tab/><text:tab/>→<text:tab/><text:tab/>NORM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TIXIntegralsUpSm" svg:font-family="STIXIntegralsUpS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2:23:58.943759771</meta:creation-date>
    <dc:date>2018-04-22T19:58:20.635354907</dc:date>
    <meta:editing-duration>PT2H29M3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59" meta:word-count="345" meta:character-count="2279" meta:non-whitespace-character-count="1958"/>
  </office:meta>
</office:document-meta>
</file>